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1.935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XPath 4.0 Func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w Functions</text:p>
          </table:table-cell>
          <table:table-cell table:style-name="ce2" office:value-type="string">
            <text:p>spec</text:p>
          </table:table-cell>
          <table:table-cell table:style-name="ce2" office:value-type="string">
            <text:p>usefulness</text:p>
          </table:table-cell>
          <table:table-cell table:style-name="ce2" office:value-type="string">
            <text:p>complexity</text:p>
          </table:table-cell>
          <table:table-cell table:style-name="ce2" office:value-type="string">
            <text:p>completeness</text:p>
          </table:table-cell>
          <table:table-cell table:style-name="ce2" office:value-type="string">
            <text:p>next step</text:p>
          </table:table-cell>
          <table:table-cell table:style-name="ce2" office:value-type="string">
            <text:p>tests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characters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identity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index-where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in-scope-namespaces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s-NaN</text:p>
          </table:table-cell>
          <table:table-cell office:value-type="string">
            <text:p>4.0 draf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2">
          <table:table-cell office:value-type="string">
            <text:p>highest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lowest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some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uniform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unique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map:filter</text:p>
          </table:table-cell>
          <table:table-cell office:value-type="string">
            <text:p>4.0 draf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ifferences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json</text:p>
          </table:table-cell>
          <table:table-cell office:value-type="string">
            <text:p>4.0 draf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range-from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/>
          <table:table-cell office:value-type="string">
            <text:p>alternative: items-from</text:p>
          </table:table-cell>
          <table:table-cell table:number-columns-repeated="1016"/>
        </table:table-row>
        <table:table-row table:style-name="ro2">
          <table:table-cell office:value-type="string">
            <text:p>range-to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/>
          <table:table-cell office:value-type="string">
            <text:p>alternative: items-to</text:p>
          </table:table-cell>
          <table:table-cell table:number-columns-repeated="1016"/>
        </table:table-row>
        <table:table-row table:style-name="ro2">
          <table:table-cell office:value-type="string">
            <text:p>replicate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office:value-type="float" office:value="21">
            <text:p>21</text:p>
          </table:table-cell>
          <table:table-cell office:value-type="string">
            <text:p>depends on new downcasting rule</text:p>
          </table:table-cell>
          <table:table-cell table:number-columns-repeated="1016"/>
        </table:table-row>
        <table:table-row table:style-name="ro2">
          <table:table-cell office:value-type="string">
            <text:p>slice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 office:value-type="float" office:value="2">
            <text:p>2</text:p>
          </table:table-cell>
          <table:table-cell office:value-type="string">
            <text:p>depends on keyword args</text:p>
          </table:table-cell>
          <table:table-cell table:number-columns-repeated="1016"/>
        </table:table-row>
        <table:table-row table:style-name="ro2">
          <table:table-cell office:value-type="string">
            <text:p>stack-tr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:group-by</text:p>
          </table:table-cell>
          <table:table-cell office:value-type="string">
            <text:p>4.0 draft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repl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substitut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entries</text:p>
          </table:table-cell>
          <table:table-cell office:value-type="string">
            <text:p>MHK Balisage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ray:repl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array:sli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array:partition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rts</text:p>
          </table:table-cell>
          <table:table-cell office:value-type="string">
            <text:p>editors draf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evise</text:p>
          </table:table-cell>
          <table:table-cell office:value-type="float" office:value="94">
            <text:p>94</text:p>
          </table:table-cell>
          <table:table-cell table:number-columns-repeated="1017"/>
        </table:table-row>
        <table:table-row table:style-name="ro2">
          <table:table-cell office:value-type="string">
            <text:p>items-before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after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from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until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sequence-contains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sequence-starts-with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sequence-ends-with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convert-to/from-EQName</text:p>
          </table:table-cell>
          <table:table-cell office:value-type="string">
            <text:p>issue 1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intersperse</text:p>
          </table:table-cell>
          <table:table-cell office:value-type="string">
            <text:p>issue 2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split-by-graphemes</text:p>
          </table:table-cell>
          <table:table-cell office:value-type="string">
            <text:p>issue 7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until</text:p>
          </table:table-cell>
          <table:table-cell office:value-type="string">
            <text:p>issue 80</text:p>
          </table:table-cell>
          <table:table-cell table:number-columns-repeated="1022"/>
        </table:table-row>
        <table:table-row table:style-name="ro2">
          <table:table-cell office:value-type="string">
            <text:p>nl, cr, tab</text:p>
          </table:table-cell>
          <table:table-cell office:value-type="string">
            <text:p>issue 121</text:p>
          </table:table-cell>
          <table:table-cell table:number-columns-repeated="1022"/>
        </table:table-row>
        <table:table-row table:style-name="ro2">
          <table:table-cell office:value-type="string">
            <text:p>parcel</text:p>
          </table:table-cell>
          <table:table-cell office:value-type="string">
            <text:p>MHK Balisage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unparcel</text:p>
          </table:table-cell>
          <table:table-cell office:value-type="string">
            <text:p>MHK Balisage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of</text:p>
          </table:table-cell>
          <table:table-cell office:value-type="string">
            <text:p>MHK Balisage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members</text:p>
          </table:table-cell>
          <table:table-cell office:value-type="string">
            <text:p>MHK Balisage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Existing functions</text:p>
          </table:table-cell>
          <table:table-cell table:style-name="ce2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n:replace (action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distinct-values (semantics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deep-equal (options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parse-json (number formatting)</text:p>
          </table:table-cell>
          <table:table-cell office:value-type="string">
            <text:p>4.0 draf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11/08/2022</text:date>, <text:time>11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ay</meta:initial-creator>
    <meta:creation-date>2022-08-11T10:15:35</meta:creation-date>
    <dc:date>2022-08-11T11:35:26</dc:date>
    <dc:creator>Michael Kay</dc:creator>
    <meta:editing-duration>PT3M20S</meta:editing-duration>
    <meta:editing-cycles>2</meta:editing-cycles>
    <meta:generator>OpenOffice/4.1.1$Unix OpenOffice.org_project/411m6$Build-9775</meta:generator>
    <meta:document-statistic meta:table-count="3" meta:cell-count="258" meta:object-count="0"/>
  </office:meta>
</office:document-meta>
</file>